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nsolas1" svg:font-family="Consolas, Menlo, Monaco, 'Lucida Console', 'Liberation Mono', 'DejaVu Sans Mono', 'Bitstream Vera Sans Mono', 'Courier New', monospace, sans-serif"/>
    <style:font-face style:name="Helvetica Neue1" svg:font-family="'Helvetica Neue', Helvetica, Arial, sans-serif"/>
    <style:font-face style:name="Helvetica Neue" svg:font-family="'Helvetica Neue', Helvetica, 'Segoe UI', Arial, freesans, sans-serif"/>
    <style:font-face style:name="Lucida Grande" svg:font-family="'Lucida Grande', sans-serif"/>
    <style:font-face style:name="Monaco" svg:font-family="Monaco, Consolas, 'Lucida Console', monospace"/>
    <style:font-face style:name="source-sans-pro" svg:font-family="source-sans-pro, sans-serif"/>
    <style:font-face style:name="FreeSans1" svg:font-family="FreeSans" style:font-family-generic="swiss"/>
    <style:font-face style:name="Noto Sans" svg:font-family="'Noto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458" officeooo:paragraph-rsid="00c9b23f"/>
    </style:style>
    <style:style style:name="P2" style:family="paragraph" style:parent-style-name="Standard">
      <style:text-properties officeooo:rsid="000b2458" officeooo:paragraph-rsid="00d6548f"/>
    </style:style>
    <style:style style:name="P3" style:family="paragraph" style:parent-style-name="Standard">
      <style:text-properties officeooo:rsid="000b2458" officeooo:paragraph-rsid="00d94e4a"/>
    </style:style>
    <style:style style:name="P4" style:family="paragraph" style:parent-style-name="Standard">
      <style:text-properties officeooo:rsid="000b2458" officeooo:paragraph-rsid="00dd2487"/>
    </style:style>
    <style:style style:name="P5" style:family="paragraph" style:parent-style-name="Standard">
      <style:text-properties officeooo:rsid="000b2458" officeooo:paragraph-rsid="00e06ec9"/>
    </style:style>
    <style:style style:name="P6" style:family="paragraph" style:parent-style-name="Standard">
      <style:text-properties officeooo:rsid="000b2458" officeooo:paragraph-rsid="00e2e9ee"/>
    </style:style>
    <style:style style:name="P7" style:family="paragraph" style:parent-style-name="Standard">
      <style:text-properties officeooo:rsid="000b2458" officeooo:paragraph-rsid="00ecc7f4"/>
    </style:style>
    <style:style style:name="P8" style:family="paragraph" style:parent-style-name="Standard">
      <style:text-properties officeooo:rsid="000b2458" officeooo:paragraph-rsid="00f3bb7e"/>
    </style:style>
    <style:style style:name="P9" style:family="paragraph" style:parent-style-name="Standard">
      <style:text-properties officeooo:rsid="000b2458" officeooo:paragraph-rsid="00fce4eb"/>
    </style:style>
    <style:style style:name="P10" style:family="paragraph" style:parent-style-name="Standard">
      <style:text-properties fo:font-weight="normal" officeooo:rsid="000b2458" officeooo:paragraph-rsid="00dd2487" style:font-weight-asian="normal" style:font-weight-complex="normal"/>
    </style:style>
    <style:style style:name="P11" style:family="paragraph" style:parent-style-name="Standard">
      <style:text-properties fo:font-weight="normal" officeooo:rsid="000b2458" officeooo:paragraph-rsid="00e06ec9" style:font-weight-asian="normal" style:font-weight-complex="normal"/>
    </style:style>
    <style:style style:name="P12" style:family="paragraph" style:parent-style-name="Standard">
      <style:text-properties fo:font-weight="normal" officeooo:rsid="000b2458" officeooo:paragraph-rsid="00e2e9ee" style:font-weight-asian="normal" style:font-weight-complex="normal"/>
    </style:style>
    <style:style style:name="P13" style:family="paragraph" style:parent-style-name="Standard">
      <style:text-properties fo:font-variant="normal" fo:text-transform="none" fo:color="#222222" style:font-name="Helvetica Neue1" fo:font-size="11.25pt" fo:letter-spacing="normal" fo:font-style="normal" fo:font-weight="normal" officeooo:rsid="000b2458" officeooo:paragraph-rsid="00e8b84f" style:font-weight-asian="normal" style:font-weight-complex="normal"/>
    </style:style>
    <style:style style:name="P14" style:family="paragraph" style:parent-style-name="Standard">
      <style:text-properties fo:font-variant="normal" fo:text-transform="none" fo:color="#222222" style:font-name="Helvetica Neue1" fo:font-size="11.25pt" fo:letter-spacing="normal" fo:font-style="normal" fo:font-weight="normal" officeooo:rsid="000b2458" officeooo:paragraph-rsid="00f3bb7e" style:font-weight-asian="normal" style:font-weight-complex="normal"/>
    </style:style>
    <style:style style:name="P15" style:family="paragraph" style:parent-style-name="Standard">
      <style:text-properties fo:font-variant="normal" fo:text-transform="none" fo:color="#222222" style:font-name="Helvetica Neue1" fo:font-size="11.25pt" fo:letter-spacing="normal" fo:font-style="normal" fo:font-weight="normal" officeooo:rsid="000b2458" officeooo:paragraph-rsid="00fb4280" style:font-weight-asian="normal" style:font-weight-complex="normal"/>
    </style:style>
    <style:style style:name="P16" style:family="paragraph" style:parent-style-name="Standard">
      <style:text-properties fo:font-variant="normal" fo:text-transform="none" fo:color="#222222" style:font-name="Helvetica Neue1" fo:font-size="11.25pt" fo:letter-spacing="normal" fo:font-style="normal" fo:font-weight="normal" officeooo:rsid="000b2458" officeooo:paragraph-rsid="00fce4eb" style:font-weight-asian="normal" style:font-weight-complex="normal"/>
    </style:style>
    <style:style style:name="P17" style:family="paragraph" style:parent-style-name="Standard" style:list-style-name="L52">
      <style:text-properties officeooo:paragraph-rsid="00e4b55d"/>
    </style:style>
    <style:style style:name="P18" style:family="paragraph" style:parent-style-name="Standard" style:list-style-name="L52">
      <style:text-properties officeooo:rsid="00e4b55d" officeooo:paragraph-rsid="00e4b55d"/>
    </style:style>
    <style:style style:name="P19" style:family="paragraph" style:parent-style-name="Standard" style:list-style-name="L52">
      <style:text-properties officeooo:rsid="00e75e89" officeooo:paragraph-rsid="00e75e89"/>
    </style:style>
    <style:style style:name="P20" style:family="paragraph" style:parent-style-name="Standard">
      <style:text-properties officeooo:paragraph-rsid="00fb4280"/>
    </style:style>
    <style:style style:name="P21" style:family="paragraph" style:parent-style-name="Text_20_body" style:list-style-name="L38">
      <style:text-properties fo:font-weight="normal" officeooo:rsid="00dc5276" officeooo:paragraph-rsid="00dd2487" style:font-weight-asian="normal" style:font-weight-complex="normal"/>
    </style:style>
    <style:style style:name="P22" style:family="paragraph" style:parent-style-name="Text_20_body">
      <style:text-properties fo:font-weight="normal" officeooo:rsid="00dc5276" officeooo:paragraph-rsid="00dc5276" style:font-weight-asian="normal" style:font-weight-complex="normal"/>
    </style:style>
    <style:style style:name="P23" style:family="paragraph" style:parent-style-name="Text_20_body" style:list-style-name="L38">
      <style:text-properties fo:font-weight="normal" officeooo:rsid="00dd2487" officeooo:paragraph-rsid="00dd2487" style:font-weight-asian="normal" style:font-weight-complex="normal"/>
    </style:style>
    <style:style style:name="P24" style:family="paragraph" style:parent-style-name="Text_20_body" style:list-style-name="L47">
      <style:text-properties fo:font-weight="normal" officeooo:rsid="00e182cc" officeooo:paragraph-rsid="00e182cc" style:font-weight-asian="normal" style:font-weight-complex="normal"/>
    </style:style>
    <style:style style:name="P25" style:family="paragraph" style:parent-style-name="Text_20_body" style:list-style-name="L47">
      <style:text-properties fo:font-weight="normal" officeooo:rsid="00e2d9f6" officeooo:paragraph-rsid="00e2d9f6" style:font-weight-asian="normal" style:font-weight-complex="normal"/>
    </style:style>
    <style:style style:name="P26" style:family="paragraph" style:parent-style-name="Text_20_body">
      <style:text-properties fo:font-weight="normal" officeooo:rsid="01043849" officeooo:paragraph-rsid="01043849" style:font-weight-asian="normal" style:font-weight-complex="normal"/>
    </style:style>
    <style:style style:name="P27" style:family="paragraph" style:parent-style-name="Text_20_body">
      <style:text-properties fo:font-variant="normal" fo:text-transform="none" fo:color="#222222" style:font-name="Helvetica Neue1" fo:font-size="11.25pt" fo:letter-spacing="normal" fo:font-style="normal" fo:font-weight="normal" officeooo:rsid="00e75e89" officeooo:paragraph-rsid="00e75e89"/>
    </style:style>
    <style:style style:name="P28" style:family="paragraph" style:parent-style-name="Text_20_body">
      <style:text-properties fo:font-variant="normal" fo:text-transform="none" fo:color="#222222" style:font-name="Helvetica Neue1" fo:font-size="11.25pt" fo:letter-spacing="normal" fo:font-style="normal" fo:font-weight="normal" officeooo:rsid="00e75e89" officeooo:paragraph-rsid="00f3bb7e"/>
    </style:style>
    <style:style style:name="P29" style:family="paragraph" style:parent-style-name="Text_20_body" style:list-style-name="L41">
      <style:text-properties fo:font-weight="bold" officeooo:paragraph-rsid="00d94e4a" style:font-weight-asian="bold" style:font-weight-complex="bold"/>
    </style:style>
    <style:style style:name="P30" style:family="paragraph" style:parent-style-name="Text_20_body" style:list-style-name="L36">
      <style:text-properties fo:font-weight="bold" officeooo:rsid="00db94b0" officeooo:paragraph-rsid="00db94b0" style:font-weight-asian="bold" style:font-weight-complex="bold"/>
    </style:style>
    <style:style style:name="P31" style:family="paragraph" style:parent-style-name="Text_20_body" style:list-style-name="L36">
      <style:text-properties fo:font-weight="bold" officeooo:rsid="00dd2487" officeooo:paragraph-rsid="00dd2487" style:font-weight-asian="bold" style:font-weight-complex="bold"/>
    </style:style>
    <style:style style:name="P32" style:family="paragraph" style:parent-style-name="Text_20_body" style:list-style-name="L41">
      <style:text-properties fo:font-weight="bold" officeooo:rsid="00de8b9d" officeooo:paragraph-rsid="00de8b9d" style:font-weight-asian="bold" style:font-weight-complex="bold"/>
    </style:style>
    <style:style style:name="P33" style:family="paragraph" style:parent-style-name="Text_20_body" style:list-style-name="L41">
      <style:text-properties fo:font-weight="bold" officeooo:rsid="00de9e90" officeooo:paragraph-rsid="00de9e90" style:font-weight-asian="bold" style:font-weight-complex="bold"/>
    </style:style>
    <style:style style:name="P34" style:family="paragraph" style:parent-style-name="Text_20_body" style:list-style-name="L47">
      <style:text-properties fo:font-weight="bold" officeooo:rsid="00e2d9f6" officeooo:paragraph-rsid="00e2d9f6" style:font-weight-asian="bold" style:font-weight-complex="bold"/>
    </style:style>
    <style:style style:name="P35" style:family="paragraph" style:parent-style-name="Text_20_body" style:list-style-name="L61">
      <style:text-properties fo:font-weight="bold" officeooo:rsid="00f24e4f" officeooo:paragraph-rsid="00f3bb7e" style:font-weight-asian="bold" style:font-weight-complex="bold"/>
    </style:style>
    <style:style style:name="P36" style:family="paragraph" style:parent-style-name="Text_20_body" style:list-style-name="L61">
      <style:text-properties fo:font-weight="bold" officeooo:rsid="00f63081" officeooo:paragraph-rsid="00f9ecb6" style:font-weight-asian="bold" style:font-weight-complex="bold"/>
    </style:style>
    <style:style style:name="P37" style:family="paragraph" style:parent-style-name="Text_20_body" style:list-style-name="L61">
      <style:text-properties fo:font-weight="bold" officeooo:rsid="00f9ecb6" officeooo:paragraph-rsid="00f9ecb6" style:font-weight-asian="bold" style:font-weight-complex="bold"/>
    </style:style>
    <style:style style:name="P38" style:family="paragraph" style:parent-style-name="Text_20_body" style:list-style-name="L68">
      <style:text-properties fo:font-weight="bold" officeooo:rsid="00fc3e3c" officeooo:paragraph-rsid="00fc3e3c" style:font-weight-asian="bold" style:font-weight-complex="bold"/>
    </style:style>
    <style:style style:name="P39" style:family="paragraph" style:parent-style-name="Text_20_body">
      <style:text-properties fo:font-weight="bold" officeooo:rsid="00fc3e3c" officeooo:paragraph-rsid="00fc3e3c" style:font-weight-asian="bold" style:font-weight-complex="bold"/>
    </style:style>
    <style:style style:name="P40" style:family="paragraph" style:parent-style-name="Text_20_body" style:list-style-name="L57">
      <style:text-properties fo:font-weight="bold" officeooo:rsid="00fce4eb" officeooo:paragraph-rsid="00fce4eb" style:font-weight-asian="bold" style:font-weight-complex="bold"/>
    </style:style>
    <style:style style:name="P41" style:family="paragraph" style:parent-style-name="Text_20_body" style:list-style-name="L41">
      <style:text-properties fo:font-weight="bold" officeooo:rsid="0100eac1" officeooo:paragraph-rsid="0100eac1" style:font-weight-asian="bold" style:font-weight-complex="bold"/>
    </style:style>
    <style:style style:name="P42" style:family="paragraph" style:parent-style-name="Text_20_body">
      <style:text-properties fo:font-weight="bold" officeooo:rsid="0100eac1" officeooo:paragraph-rsid="0100eac1" style:font-weight-asian="bold" style:font-weight-complex="bold"/>
    </style:style>
    <style:style style:name="P43" style:family="paragraph" style:parent-style-name="Text_20_body">
      <style:text-properties fo:font-weight="bold" officeooo:rsid="0100eac1" officeooo:paragraph-rsid="0101672f" style:font-weight-asian="bold" style:font-weight-complex="bold"/>
    </style:style>
    <style:style style:name="P44" style:family="paragraph" style:parent-style-name="Text_20_body">
      <style:text-properties fo:font-weight="bold" officeooo:rsid="0100eac1" officeooo:paragraph-rsid="01033913" style:font-weight-asian="bold" style:font-weight-complex="bold"/>
    </style:style>
    <style:style style:name="P45" style:family="paragraph" style:parent-style-name="Text_20_body" style:list-style-name="L41">
      <style:text-properties fo:font-weight="bold" officeooo:rsid="010364b1" officeooo:paragraph-rsid="010364b1" style:font-weight-asian="bold" style:font-weight-complex="bold"/>
    </style:style>
    <style:style style:name="P46" style:family="paragraph" style:parent-style-name="Text_20_body">
      <style:text-properties officeooo:paragraph-rsid="00d46893"/>
    </style:style>
    <style:style style:name="P47" style:family="paragraph" style:parent-style-name="Text_20_body" style:list-style-name="L42">
      <style:text-properties officeooo:paragraph-rsid="00d94e4a"/>
    </style:style>
    <style:style style:name="P48" style:family="paragraph" style:parent-style-name="Text_20_body" style:list-style-name="L44">
      <style:text-properties officeooo:paragraph-rsid="00d94e4a"/>
    </style:style>
    <style:style style:name="P49" style:family="paragraph" style:parent-style-name="Text_20_body" style:list-style-name="L45">
      <style:text-properties officeooo:rsid="00e06ec9" officeooo:paragraph-rsid="00e06ec9"/>
    </style:style>
    <style:style style:name="P50" style:family="paragraph" style:parent-style-name="Text_20_body" style:list-style-name="L54"/>
    <style:style style:name="P51" style:family="paragraph" style:parent-style-name="Text_20_body" style:list-style-name="L54">
      <style:text-properties officeooo:paragraph-rsid="00eab061"/>
    </style:style>
    <style:style style:name="P52" style:family="paragraph" style:parent-style-name="Text_20_body" style:list-style-name="L56">
      <style:text-properties officeooo:paragraph-rsid="00eab061"/>
    </style:style>
    <style:style style:name="P53" style:family="paragraph" style:parent-style-name="Text_20_body" style:list-style-name="L57">
      <style:text-properties officeooo:paragraph-rsid="00ee22d2"/>
    </style:style>
    <style:style style:name="P54" style:family="paragraph" style:parent-style-name="Text_20_body" style:list-style-name="L57">
      <style:text-properties officeooo:paragraph-rsid="00f3bb7e"/>
    </style:style>
    <style:style style:name="P55" style:family="paragraph" style:parent-style-name="Text_20_body" style:list-style-name="L57">
      <style:text-properties officeooo:rsid="00ee11d4" officeooo:paragraph-rsid="00f014fa"/>
    </style:style>
    <style:style style:name="P56" style:family="paragraph" style:parent-style-name="Text_20_body" style:list-style-name="L61">
      <style:text-properties style:text-underline-style="none" fo:font-weight="bold" officeooo:rsid="00f63081" officeooo:paragraph-rsid="00f63081" style:font-weight-asian="bold" style:font-weight-complex="bold"/>
    </style:style>
    <style:style style:name="P57" style:family="paragraph" style:parent-style-name="Text_20_body" style:list-style-name="L64">
      <style:text-properties style:text-underline-style="none" fo:font-weight="bold" officeooo:rsid="00f63081" officeooo:paragraph-rsid="00f63081" style:font-weight-asian="bold" style:font-weight-complex="bold"/>
    </style:style>
    <style:style style:name="P58" style:family="paragraph" style:parent-style-name="Text_20_body" style:list-style-name="L42">
      <style:text-properties officeooo:rsid="01043849" officeooo:paragraph-rsid="01043849"/>
    </style:style>
    <style:style style:name="P59" style:family="paragraph" style:parent-style-name="Title">
      <style:text-properties officeooo:paragraph-rsid="00d29798"/>
    </style:style>
    <style:style style:name="P60" style:family="paragraph" style:parent-style-name="Heading_20_1">
      <style:text-properties officeooo:rsid="00d29798" officeooo:paragraph-rsid="00d29798"/>
    </style:style>
    <style:style style:name="P61" style:family="paragraph" style:parent-style-name="Heading_20_1">
      <style:text-properties officeooo:rsid="00d6548f" officeooo:paragraph-rsid="00d6548f"/>
    </style:style>
    <style:style style:name="P62" style:family="paragraph" style:parent-style-name="Heading_20_1">
      <style:text-properties officeooo:rsid="00dd2487" officeooo:paragraph-rsid="00dd2487"/>
    </style:style>
    <style:style style:name="P63" style:family="paragraph" style:parent-style-name="Heading_20_1">
      <style:text-properties officeooo:rsid="00e06ec9" officeooo:paragraph-rsid="00e06ec9"/>
    </style:style>
    <style:style style:name="P64" style:family="paragraph" style:parent-style-name="Heading_20_1">
      <style:text-properties officeooo:rsid="00e2e9ee" officeooo:paragraph-rsid="00e2e9ee"/>
    </style:style>
    <style:style style:name="P65" style:family="paragraph" style:parent-style-name="Heading_20_1">
      <style:text-properties officeooo:rsid="00e8b84f" officeooo:paragraph-rsid="00e8b84f"/>
    </style:style>
    <style:style style:name="P66" style:family="paragraph" style:parent-style-name="Heading_20_1">
      <style:text-properties officeooo:rsid="00f3bb7e" officeooo:paragraph-rsid="00f3bb7e"/>
    </style:style>
    <style:style style:name="P67" style:family="paragraph" style:parent-style-name="Heading_20_1">
      <style:text-properties officeooo:rsid="00fb4280" officeooo:paragraph-rsid="00fb4280"/>
    </style:style>
    <style:style style:name="P68" style:family="paragraph" style:parent-style-name="Heading_20_1">
      <style:text-properties officeooo:rsid="00fd6c98" officeooo:paragraph-rsid="00fd6c98"/>
    </style:style>
    <style:style style:name="P69" style:family="paragraph" style:parent-style-name="Heading_20_2">
      <style:text-properties officeooo:paragraph-rsid="00e4b55d"/>
    </style:style>
    <style:style style:name="P70" style:family="paragraph" style:parent-style-name="Code">
      <style:text-properties officeooo:paragraph-rsid="00e8b84f"/>
    </style:style>
    <style:style style:name="P71" style:family="paragraph" style:parent-style-name="Code" style:list-style-name="L69">
      <style:text-properties officeooo:rsid="00fd6c98" officeooo:paragraph-rsid="00fd6c98"/>
    </style:style>
    <style:style style:name="P72" style:family="paragraph" style:parent-style-name="Code">
      <style:text-properties officeooo:rsid="00fd6c98" officeooo:paragraph-rsid="00fd6c98"/>
    </style:style>
    <style:style style:name="P73" style:family="paragraph" style:parent-style-name="Code" style:list-style-name="L31">
      <style:text-properties fo:font-weight="normal" officeooo:rsid="00d64713" officeooo:paragraph-rsid="00d64713" style:font-weight-asian="normal" style:font-weight-complex="normal"/>
    </style:style>
    <style:style style:name="P74" style:family="paragraph" style:parent-style-name="Code">
      <style:text-properties fo:font-weight="normal" officeooo:rsid="00d64713" officeooo:paragraph-rsid="00d64713" style:font-weight-asian="normal" style:font-weight-complex="normal"/>
    </style:style>
    <style:style style:name="P75" style:family="paragraph" style:parent-style-name="Code" style:list-style-name="L31">
      <style:text-properties fo:font-weight="normal" style:font-weight-asian="normal" style:font-weight-complex="normal"/>
    </style:style>
    <style:style style:name="P76" style:family="paragraph" style:parent-style-name="Code" style:list-style-name="L31">
      <style:text-properties fo:font-weight="normal" officeooo:paragraph-rsid="00d64713" style:font-weight-asian="normal" style:font-weight-complex="normal"/>
    </style:style>
    <style:style style:name="P77" style:family="paragraph" style:parent-style-name="Code" style:list-style-name="L25">
      <style:text-properties fo:font-weight="normal" officeooo:paragraph-rsid="00d46893" style:font-weight-asian="normal" style:font-weight-complex="normal"/>
    </style:style>
    <style:style style:name="P78" style:family="paragraph" style:parent-style-name="Numbering-lvl1" style:list-style-name="L29">
      <style:text-properties officeooo:paragraph-rsid="00d46893"/>
    </style:style>
    <style:style style:name="P79" style:family="paragraph" style:parent-style-name="Numbering-lvl1" style:list-style-name="L29">
      <style:text-properties officeooo:rsid="00d46893" officeooo:paragraph-rsid="00d46893"/>
    </style:style>
    <style:style style:name="P80" style:family="paragraph" style:parent-style-name="Numbering-lvl1" style:list-style-name="L61"/>
    <style:style style:name="P81" style:family="paragraph" style:parent-style-name="Numbering-lvl1" style:list-style-name="L61">
      <style:text-properties officeooo:paragraph-rsid="00f3bb7e"/>
    </style:style>
    <style:style style:name="P82" style:family="paragraph" style:parent-style-name="Numbering-lvl1" style:list-style-name="L29">
      <style:text-properties fo:font-size="13pt" fo:font-weight="bold" officeooo:rsid="00d64713" officeooo:paragraph-rsid="00d64713" style:font-size-asian="13pt" style:font-weight-asian="bold" style:font-size-complex="13pt" style:font-weight-complex="bold"/>
    </style:style>
    <style:style style:name="P83" style:family="paragraph" style:parent-style-name="Numbering-lvl1" style:list-style-name="L61">
      <style:text-properties officeooo:rsid="00fd6c98" officeooo:paragraph-rsid="00fd6c98"/>
    </style:style>
    <style:style style:name="T1" style:family="text">
      <style:text-properties officeooo:rsid="000b24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d46893" style:font-weight-asian="bold" style:font-weight-complex="bold"/>
    </style:style>
    <style:style style:name="T5" style:family="text">
      <style:text-properties fo:font-variant="normal" fo:text-transform="none" fo:color="#333333" style:font-name="Consolas" fo:font-size="9.75pt" fo:letter-spacing="normal" fo:font-style="normal" style:text-underline-style="none"/>
    </style:style>
    <style:style style:name="T6" style:family="text">
      <style:text-properties fo:font-variant="normal" fo:text-transform="none" fo:color="#333333" style:font-name="Consolas" fo:font-size="9.75pt" fo:letter-spacing="normal" fo:font-style="normal" style:text-underline-style="none" officeooo:rsid="00f8f79d"/>
    </style:style>
    <style:style style:name="T7" style:family="text">
      <style:text-properties fo:font-variant="normal" fo:text-transform="none" fo:color="#222222" style:font-name="Helvetica Neue1" fo:font-size="11.25pt" fo:letter-spacing="normal" fo:font-style="normal"/>
    </style:style>
    <style:style style:name="T8" style:family="text">
      <style:text-properties fo:font-variant="normal" fo:text-transform="none" fo:color="#222222" style:font-name="Helvetica Neue1" fo:font-size="11.2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22222" style:font-name="Helvetica Neue1" fo:font-size="11.25pt" fo:letter-spacing="normal" fo:font-style="normal" fo:font-weight="normal" officeooo:rsid="00d94e4a" style:font-weight-asian="normal" style:font-weight-complex="normal"/>
    </style:style>
    <style:style style:name="T10" style:family="text">
      <style:text-properties fo:font-variant="normal" fo:text-transform="none" fo:color="#222222" style:font-name="Helvetica Neue1" fo:font-size="11.25pt" fo:letter-spacing="normal" fo:font-style="normal" fo:font-weight="normal" officeooo:rsid="00d6eb3c" style:font-weight-asian="normal" style:font-weight-complex="normal"/>
    </style:style>
    <style:style style:name="T11" style:family="text">
      <style:text-properties fo:font-variant="normal" fo:text-transform="none" fo:color="#222222" style:font-name="Helvetica Neue1" fo:font-size="11.25pt" fo:letter-spacing="normal" fo:font-style="normal" fo:font-weight="normal" officeooo:rsid="00d8223d" style:font-weight-asian="normal" style:font-weight-complex="normal"/>
    </style:style>
    <style:style style:name="T12" style:family="text">
      <style:text-properties fo:font-variant="normal" fo:text-transform="none" fo:color="#222222" style:font-name="Helvetica Neue1" fo:font-size="11.25pt" fo:letter-spacing="normal" fo:font-style="normal" fo:font-weight="normal" officeooo:rsid="00da3c82" style:font-weight-asian="normal" style:font-weight-complex="normal"/>
    </style:style>
    <style:style style:name="T13" style:family="text">
      <style:text-properties fo:font-variant="normal" fo:text-transform="none" fo:color="#222222" style:font-name="Helvetica Neue1" fo:font-size="11.25pt" fo:letter-spacing="normal" fo:font-style="normal" fo:font-weight="normal" officeooo:rsid="00eab061" style:font-weight-asian="normal" style:font-weight-complex="normal"/>
    </style:style>
    <style:style style:name="T14" style:family="text">
      <style:text-properties fo:font-variant="normal" fo:text-transform="none" fo:color="#222222" style:font-name="Helvetica Neue1" fo:font-size="11.25pt" fo:letter-spacing="normal" fo:font-style="normal" fo:font-weight="normal" officeooo:rsid="00e66bcf" style:font-weight-asian="normal" style:font-weight-complex="normal"/>
    </style:style>
    <style:style style:name="T15" style:family="text">
      <style:text-properties fo:font-variant="normal" fo:text-transform="none" fo:color="#222222" style:font-name="Helvetica Neue1" fo:font-size="11.25pt" fo:letter-spacing="normal" fo:font-style="normal" fo:font-weight="normal" officeooo:rsid="00f5a54a" style:font-weight-asian="normal" style:font-weight-complex="normal"/>
    </style:style>
    <style:style style:name="T16" style:family="text">
      <style:text-properties fo:font-variant="normal" fo:text-transform="none" fo:color="#222222" style:font-name="Helvetica Neue1" fo:font-size="11.25pt" fo:letter-spacing="normal" fo:font-style="normal" officeooo:rsid="00d6eb3c"/>
    </style:style>
    <style:style style:name="T17" style:family="text">
      <style:text-properties fo:font-variant="normal" fo:text-transform="none" fo:color="#222222" style:font-name="Helvetica Neue1" fo:font-size="11.2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222222" style:font-name="Helvetica Neue1" fo:font-size="11.25pt" fo:letter-spacing="normal" fo:font-style="normal" fo:font-weight="bold" officeooo:rsid="00e4b55d" style:font-weight-asian="bold" style:font-weight-complex="bold"/>
    </style:style>
    <style:style style:name="T19" style:family="text">
      <style:text-properties fo:font-variant="normal" fo:text-transform="none" fo:color="#222222" style:font-name="Helvetica Neue1" fo:font-size="11.25pt" fo:letter-spacing="normal" fo:font-style="normal" fo:font-weight="bold" officeooo:rsid="00e66bcf" style:font-weight-asian="bold" style:font-weight-complex="bold"/>
    </style:style>
    <style:style style:name="T20" style:family="text">
      <style:text-properties fo:font-variant="normal" fo:text-transform="none" fo:color="#222222" style:font-name="Helvetica Neue1" fo:font-size="11.25pt" fo:letter-spacing="normal" fo:font-style="normal" fo:font-weight="bold" officeooo:rsid="00eab061" style:font-weight-asian="bold" style:font-weight-complex="bold"/>
    </style:style>
    <style:style style:name="T21" style:family="text">
      <style:text-properties fo:font-variant="normal" fo:text-transform="none" fo:color="#222222" style:font-name="Helvetica Neue1" fo:font-size="11.25pt" fo:letter-spacing="normal" fo:font-style="normal" fo:font-weight="bold" officeooo:rsid="00eb82c1" style:font-weight-asian="bold" style:font-weight-complex="bold"/>
    </style:style>
    <style:style style:name="T22" style:family="text">
      <style:text-properties fo:font-variant="normal" fo:text-transform="none" fo:color="#222222" style:font-name="Helvetica Neue1" fo:font-size="11.25pt" fo:letter-spacing="normal" fo:font-style="normal" fo:font-weight="bold" officeooo:rsid="00f7daf5" style:font-weight-asian="bold" style:font-weight-complex="bold"/>
    </style:style>
    <style:style style:name="T23" style:family="text">
      <style:text-properties fo:font-variant="normal" fo:text-transform="none" fo:color="#222222" style:font-name="Helvetica Neue1" fo:font-size="11.25pt" fo:letter-spacing="normal" fo:font-style="normal" style:text-underline-style="none"/>
    </style:style>
    <style:style style:name="T24" style:family="text">
      <style:text-properties fo:font-variant="normal" fo:text-transform="none" fo:color="#222222" style:font-name="Helvetica Neue1" fo:font-size="11.25pt" fo:letter-spacing="normal" fo:font-style="normal" style:text-underline-style="none" officeooo:rsid="00dc5276"/>
    </style:style>
    <style:style style:name="T25" style:family="text">
      <style:text-properties fo:font-variant="normal" fo:text-transform="none" fo:color="#222222" style:font-name="Helvetica Neue1" fo:font-size="11.25pt" fo:letter-spacing="normal" fo:font-style="normal" style:text-underline-style="none" officeooo:rsid="00f9ecb6"/>
    </style:style>
    <style:style style:name="T26" style:family="text">
      <style:text-properties fo:font-variant="normal" fo:text-transform="none" fo:color="#222222" style:font-name="Helvetica Neue1" fo:font-size="11.25pt" fo:letter-spacing="normal" fo:font-style="normal" officeooo:rsid="00d94e4a"/>
    </style:style>
    <style:style style:name="T27" style:family="text">
      <style:text-properties fo:font-variant="normal" fo:text-transform="none" fo:color="#222222" style:font-name="Helvetica Neue1" fo:font-size="11.25pt" fo:letter-spacing="normal" fo:font-style="normal" officeooo:rsid="00e06ec9"/>
    </style:style>
    <style:style style:name="T28" style:family="text">
      <style:text-properties fo:font-variant="normal" fo:text-transform="none" fo:color="#222222" style:font-name="Helvetica Neue1" fo:font-size="11.25pt" fo:letter-spacing="normal" fo:font-style="normal" officeooo:rsid="00e4b55d"/>
    </style:style>
    <style:style style:name="T29" style:family="text">
      <style:text-properties fo:font-variant="normal" fo:text-transform="none" fo:color="#222222" style:font-name="Helvetica Neue1" fo:font-size="11.25pt" fo:letter-spacing="normal" fo:font-style="normal" officeooo:rsid="00f5a54a"/>
    </style:style>
    <style:style style:name="T30" style:family="text">
      <style:text-properties fo:font-variant="normal" fo:text-transform="none" fo:color="#222222" style:font-name="Helvetica Neue1" fo:font-size="11.25pt" fo:letter-spacing="normal" fo:font-style="normal" officeooo:rsid="00f2abd3"/>
    </style:style>
    <style:style style:name="T31" style:family="text">
      <style:text-properties fo:font-variant="normal" fo:text-transform="none" fo:color="#222222" style:font-name="Helvetica Neue1" fo:font-size="11.25pt" fo:letter-spacing="normal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variant="normal" fo:text-transform="none" fo:color="#222222" style:font-name="Helvetica Neue1" fo:font-size="11.25pt" fo:letter-spacing="normal" fo:font-style="italic" fo:font-weight="bold" officeooo:rsid="00e66bcf" style:font-style-asian="italic" style:font-weight-asian="bold" style:font-style-complex="italic" style:font-weight-complex="bold"/>
    </style:style>
    <style:style style:name="T33" style:family="text">
      <style:text-properties fo:font-variant="normal" fo:text-transform="none" fo:color="#222222" style:font-name="Helvetica Neue1" fo:font-size="11.25pt" fo:letter-spacing="normal" fo:font-style="italic" style:font-style-asian="italic" style:font-style-complex="italic"/>
    </style:style>
    <style:style style:name="T34" style:family="text">
      <style:text-properties fo:font-variant="normal" fo:text-transform="none" fo:color="#222222" style:font-name="Helvetica Neue1" fo:font-size="8pt" fo:letter-spacing="normal" fo:font-style="normal" fo:font-weight="bold" style:font-size-asian="8pt" style:font-weight-asian="bold" style:font-size-complex="8pt" style:font-weight-complex="bold"/>
    </style:style>
    <style:style style:name="T35" style:family="text">
      <style:text-properties fo:font-variant="normal" fo:text-transform="none" fo:color="#222222" style:font-name="Helvetica Neue1" fo:font-size="8pt" fo:letter-spacing="normal" fo:font-style="normal" fo:font-weight="bold" officeooo:rsid="00eab061" style:font-size-asian="8pt" style:font-weight-asian="bold" style:font-size-complex="8pt" style:font-weight-complex="bold"/>
    </style:style>
    <style:style style:name="T36" style:family="text">
      <style:text-properties fo:font-variant="normal" fo:text-transform="none" fo:color="#222222" style:font-name="Helvetica Neue1" fo:font-size="8pt" fo:letter-spacing="normal" fo:font-style="normal" fo:font-weight="bold" officeooo:rsid="00eb82c1" style:font-size-asian="8pt" style:font-weight-asian="bold" style:font-size-complex="8pt" style:font-weight-complex="bold"/>
    </style:style>
    <style:style style:name="T37" style:family="text">
      <style:text-properties fo:font-variant="normal" fo:text-transform="none" fo:color="#222222" style:font-name="Consolas1" fo:font-size="9.75pt" fo:letter-spacing="normal" fo:font-style="normal" fo:font-weight="normal" fo:background-color="#eeeeee" loext:char-shading-value="0" style:font-weight-asian="normal" style:font-weight-complex="normal" fo:padding="0cm" fo:border="none"/>
    </style:style>
    <style:style style:name="T38" style:family="text">
      <style:text-properties fo:font-variant="normal" fo:text-transform="none" fo:color="#222222" style:font-name="Consolas1" fo:font-size="9.75pt" fo:letter-spacing="normal" fo:font-style="normal" fo:font-weight="bold" fo:background-color="#eeeeee" loext:char-shading-value="0" style:font-weight-asian="bold" style:font-weight-complex="bold" fo:padding="0cm" fo:border="none"/>
    </style:style>
    <style:style style:name="T39" style:family="text">
      <style:text-properties fo:font-variant="normal" fo:text-transform="none" fo:color="#222222" style:font-name="Consolas1" fo:font-size="9.75pt" fo:letter-spacing="normal" fo:font-style="normal" fo:font-weight="bold" officeooo:rsid="00e66bcf" fo:background-color="#eeeeee" loext:char-shading-value="0" style:font-weight-asian="bold" style:font-weight-complex="bold" fo:padding="0cm" fo:border="none"/>
    </style:style>
    <style:style style:name="T40" style:family="text">
      <style:text-properties fo:font-variant="normal" fo:text-transform="none" fo:color="#222222" style:font-name="Consolas1" fo:font-size="9.75pt" fo:letter-spacing="normal" fo:font-style="italic" fo:font-weight="bold" fo:background-color="#eeeeee" loext:char-shading-value="0" style:font-style-asian="italic" style:font-weight-asian="bold" style:font-style-complex="italic" style:font-weight-complex="bold" fo:padding="0cm" fo:border="none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1033913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01672f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033913" style:font-style-asian="normal" style:font-weight-asian="normal" style:font-style-complex="normal" style:font-weight-complex="normal"/>
    </style:style>
    <style:style style:name="T46" style:family="text">
      <style:text-properties style:text-position="super 58%" fo:font-style="normal" style:font-style-asian="normal" style:font-style-complex="normal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f2abd3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d46893" style:font-weight-asian="normal" style:font-weight-complex="normal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text-underline-style="none" fo:font-weight="bold" style:font-weight-asian="bold" style:font-weight-complex="bold"/>
    </style:style>
    <style:style style:name="T54" style:family="text">
      <style:text-properties style:text-underline-style="none" officeooo:rsid="00f3bb7e"/>
    </style:style>
    <style:style style:name="T55" style:family="text">
      <style:text-properties style:text-underline-style="none" officeooo:rsid="00fc3e3c"/>
    </style:style>
    <style:style style:name="T56" style:family="text">
      <style:text-properties officeooo:rsid="00d29798"/>
    </style:style>
    <style:style style:name="T57" style:family="text">
      <style:text-properties officeooo:rsid="00d46893"/>
    </style:style>
    <style:style style:name="T58" style:family="text">
      <style:text-properties officeooo:rsid="00d6eb3c"/>
    </style:style>
    <style:style style:name="T59" style:family="text">
      <style:text-properties officeooo:rsid="00d94e4a"/>
    </style:style>
    <style:style style:name="T60" style:family="text">
      <style:text-properties officeooo:rsid="00e66bcf"/>
    </style:style>
    <style:style style:name="T61" style:family="text">
      <style:text-properties officeooo:rsid="00e71bf2"/>
    </style:style>
    <style:style style:name="T62" style:family="text">
      <style:text-properties officeooo:rsid="00e8b84f"/>
    </style:style>
    <style:style style:name="T63" style:family="text">
      <style:text-properties officeooo:rsid="00ecc7f4"/>
    </style:style>
    <style:style style:name="T64" style:family="text">
      <style:text-properties officeooo:rsid="00ee11d4"/>
    </style:style>
    <style:style style:name="T65" style:family="text">
      <style:text-properties officeooo:rsid="00eff93b"/>
    </style:style>
    <style:style style:name="T66" style:family="text">
      <style:text-properties officeooo:rsid="00f20ac2"/>
    </style:style>
    <style:style style:name="T67" style:family="text">
      <style:text-properties officeooo:rsid="00f3bb7e"/>
    </style:style>
    <style:style style:name="T68" style:family="text">
      <style:text-properties officeooo:rsid="00fd9025"/>
    </style:style>
    <style:style style:name="T69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2cm" fo:text-indent="-0.635cm" fo:margin-left="7.92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2cm" fo:text-indent="-0.635cm" fo:margin-left="7.92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2cm" fo:text-indent="-0.635cm" fo:margin-left="7.92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2cm" fo:text-indent="-0.635cm" fo:margin-left="7.92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2cm" fo:text-indent="-0.635cm" fo:margin-left="7.9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nodeJS <text:span text:style-name="T56">app structure</text:span></text:p>
      <text:p text:style-name="P1">____________________________________________________________________________________</text:p>
      <text:h text:style-name="P60" text:outline-level="1">Naming</text:h>
      <text:p text:style-name="P1">____________________________________________________________________________________</text:p>
      <text:h text:style-name="Heading_20_2" text:outline-level="2">Modules</text:h>
      <text:list xml:id="list1396202316193622045" text:style-name="L29">
        <text:list-item>
          <text:p text:style-name="P79">var holding a require'd <text:span text:style-name="T47">class</text:span><text:span text:style-name="T51"> module</text:span> should have the same name as the module, with the first letter capitalized in the var name. E.g.</text:p>
        </text:list-item>
      </text:list>
      <text:list xml:id="list5991438262026079805" text:style-name="L25">
        <text:list-item>
          <text:p text:style-name="P77"><text:span text:style-name="T57">var MyClass = require(“app/MyClass”);</text:span></text:p>
        </text:list-item>
      </text:list>
      <text:list xml:id="list135007714685245" text:continue-list="list1396202316193622045" text:style-name="L29">
        <text:list-item>
          <text:p text:style-name="P79"><text:span text:style-name="T3">var holding a require'd function collection module should share the module's name; camelCase.</text:span><text:span text:style-name="T49"> </text:span></text:p>
        </text:list-item>
      </text:list>
      <text:list xml:id="list8467993718210135297" text:style-name="L31">
        <text:list-item>
          <text:p text:style-name="P75">var <text:span text:style-name="T57">moduleOfFunctions = require(“app/moduleOfFunctions”);</text:span></text:p>
        </text:list-item>
      </text:list>
      <text:list xml:id="list135009229499860" text:continue-list="list135007714685245" text:style-name="L29">
        <text:list-item>
          <text:p text:style-name="P78"><text:span text:style-name="T4">var holding a require'd one-function module should share the module's name; camelCase.</text:span><text:span text:style-name="T50"> E.g.:</text:span></text:p>
        </text:list-item>
      </text:list>
      <text:list xml:id="list135009590826086" text:continue-list="list8467993718210135297" text:style-name="L31">
        <text:list-item>
          <text:p text:style-name="P76">var <text:span text:style-name="T57">oneFunctionModule = require(“app/anotherdir/oneFunctionModule”);</text:span></text:p>
        </text:list-item>
      </text:list>
      <text:list xml:id="list135008063440420" text:continue-list="list135009229499860" text:style-name="L29">
        <text:list-item>
          <text:p text:style-name="P82"><text:span text:style-name="T57">N</text:span>o dashes in module names or folders</text:p>
        </text:list-item>
      </text:list>
      <text:list xml:id="list135008503259826" text:continue-list="list135009590826086" text:style-name="L31">
        <text:list-item>
          <text:p text:style-name="P73"><text:span text:style-name="T57">v</text:span>ar myModule = require(“app/myModule”); <text:s text:c="3"/><text:span text:style-name="T47">NOT </text:span><text:span text:style-name="T51"><text:s text:c="2"/></text:span><text:span text:style-name="T57">v</text:span>ar myModule = require(“app/my-module”)</text:p>
        </text:list-item>
      </text:list>
      <text:p text:style-name="P74"/>
      <text:p text:style-name="P2">____________________________________________________________________________________</text:p>
      <text:h text:style-name="P61" text:outline-level="1">File grouping</text:h>
      <text:p text:style-name="P2">____________________________________________________________________________________</text:p>
      <text:p text:style-name="P46"/>
      <text:list xml:id="list205818097911282192" text:style-name="L41">
        <text:list-item>
          <text:p text:style-name="P29"><text:span text:style-name="T7">Group by Coupling, </text:span><text:span text:style-name="T16">n</text:span><text:span text:style-name="T7">ot by Function</text:span></text:p>
        </text:list-item>
      </text:list>
      <text:list xml:id="list5969939486234456080" text:style-name="L44">
        <text:list-item>
          <text:p text:style-name="P48"><text:span text:style-name="T10">In other words, keep features TOGETHER rather than split up based on what the component is. E.g. no </text:span><text:span text:style-name="T9">'</text:span><text:span text:style-name="T10">app/views</text:span><text:span text:style-name="T9">'</text:span><text:span text:style-name="T10">, </text:span><text:span text:style-name="T9">'</text:span><text:span text:style-name="T10">app/controllers</text:span><text:span text:style-name="T9">'</text:span><text:span text:style-name="T10"> </text:span><text:span text:style-name="T9">&amp; '</text:span><text:span text:style-name="T10">app/models</text:span><text:span text:style-name="T9">': </text:span><text:span text:style-name="T10">instead, the model, view, </text:span><text:span text:style-name="T9">&amp;</text:span><text:span text:style-name="T10"> controller of a single feature all go </text:span><text:span text:style-name="T9">in</text:span><text:span text:style-name="T12">to</text:span><text:span text:style-name="T9"> </text:span><text:span text:style-name="T10">the same place.</text:span></text:p>
        </text:list-item>
      </text:list>
      <text:list xml:id="list4741130680274192531" text:style-name="L42">
        <text:list-item>
          <text:list>
            <text:list-item>
              <text:p text:style-name="P47"><text:span text:style-name="T11">Don't spread shit out into sibling directories!</text:span></text:p>
            </text:list-item>
            <text:list-item>
              <text:p text:style-name="P58"><text:span text:style-name="T11">E</text:span><text:span text:style-name="T8">xample: all in one directory:</text:span></text:p>
            </text:list-item>
          </text:list>
        </text:list-item>
      </text:list>
      <text:p text:style-name="P26"><text:span text:style-name="T7"><text:tab/><text:tab/> <text:s text:c="2"/></text:span><text:span text:style-name="T33">customerModel.js <text:s text:c="6"/>customerRouter.js <text:s text:c="4"/>customer.dust</text:span></text:p>
      <text:list xml:id="list135008185987685" text:continue-list="list205818097911282192" text:style-name="L41">
        <text:list-item>
          <text:p text:style-name="P41">app should be in a directory <text:span text:style-name="T2">parallel</text:span><text:span text:style-name="T41"> to node_modules, to make 1</text:span><text:span text:style-name="T46">st</text:span><text:span text:style-name="T41">-party code easy to search</text:span></text:p>
        </text:list-item>
        <text:list-item>
          <text:p text:style-name="P45"><text:span text:style-name="T41">Shell scripts / dev scripts / “binaries” (but NOT app launcher) in a /bin dir parallel to app</text:span></text:p>
        </text:list-item>
      </text:list>
      <text:p text:style-name="P42"><text:span text:style-name="T43"><text:tab/><text:tab/></text:span><text:span text:style-name="T44">root</text:span></text:p>
      <text:p text:style-name="P42"><text:span text:style-name="T44"><text:tab/><text:tab/> <text:s/>|------&gt; <text:s/>node_modules</text:span></text:p>
      <text:p text:style-name="P42"><text:span text:style-name="T44"><text:tab/><text:tab/> <text:s/>|------&gt; <text:s/>app</text:span></text:p>
      <text:p text:style-name="P44"><text:span text:style-name="T44"><text:tab/><text:tab/> <text:s/>|------&gt; <text:s/></text:span><text:span text:style-name="T45">bin<text:tab/><text:tab/></text:span><text:span text:style-name="T42">[[shell scripts]]</text:span></text:p>
      <text:p text:style-name="P42"><text:span text:style-name="T44"><text:tab/><text:tab/> <text:s/>|------&gt; <text:s/>gulpfile.js</text:span></text:p>
      <text:p text:style-name="P43"><text:soft-page-break/><text:span text:style-name="T44"><text:tab/><text:tab/> <text:s/>|------&gt; <text:s/>package.json</text:span></text:p>
      <text:p text:style-name="P3"><text:span text:style-name="T1">____________________________________________________________________________________</text:span></text:p>
      <text:h text:style-name="Heading_20_1" text:outline-level="1">Events <text:span text:style-name="T59">EVERYWHERE</text:span></text:h>
      <text:p text:style-name="P3"><text:span text:style-name="T8">____________________________________________________________________________________</text:span><text:span text:style-name="T9">_____</text:span></text:p>
      <text:p text:style-name="P3"/>
      <text:list xml:id="list2725886667313010610" text:style-name="L36">
        <text:list-item>
          <text:p text:style-name="P30"><text:span text:style-name="T7">Any time one part depends on something happening in another, create an </text:span><text:span text:style-name="T24">E</text:span><text:span text:style-name="T23">vent</text:span><text:span text:style-name="T7"> rather than having the components directly talk to each other.</text:span></text:p>
        </text:list-item>
      </text:list>
      <text:list xml:id="list3011487847485118271" text:style-name="L38">
        <text:list-item>
          <text:p text:style-name="P21">(akin to what you did with Bullet-pubsub)</text:p>
        </text:list-item>
      </text:list>
      <text:list xml:id="list135008740831743" text:continue-list="list2725886667313010610" text:style-name="L36">
        <text:list-item>
          <text:p text:style-name="P31"/>
        </text:list-item>
      </text:list>
      <text:list xml:id="list135009343214759" text:continue-list="list3011487847485118271" text:style-name="L38">
        <text:list-item>
          <text:p text:style-name="P23"/>
        </text:list-item>
      </text:list>
      <text:p text:style-name="P22"/>
      <text:p text:style-name="P22"/>
      <text:p text:style-name="P4">____________________________________________________________________________________</text:p>
      <text:h text:style-name="P62" text:outline-level="1">Aim for followable control flow</text:h>
      <text:p text:style-name="P10"><text:span text:style-name="T7">____________________________________________________________________________________</text:span><text:span text:style-name="T26">_____</text:span></text:p>
      <text:p text:style-name="P10"/>
      <text:list xml:id="list135008945345326" text:continue-list="list135008185987685" text:style-name="L41">
        <text:list-item text:start-value="1">
          <text:p text:style-name="P32"><text:span text:style-name="T7">No magic! (like you did with Gulp in the first iteration). Instead make it obvious what file is coming from where and where each is being sent etc</text:span></text:p>
        </text:list-item>
        <text:list-item>
          <text:p text:style-name="P33"><text:span text:style-name="T7">No routing “DSLs” (no metaprogramming your routes</text:span><text:span text:style-name="T27">)</text:span></text:p>
        </text:list-item>
      </text:list>
      <text:list xml:id="list844179664150073966" text:style-name="L45">
        <text:list-item>
          <text:p text:style-name="P49"><text:span text:style-name="T10">s</text:span></text:p>
        </text:list-item>
      </text:list>
      <text:p text:style-name="P5">____________________________________________________________________________________</text:p>
      <text:h text:style-name="P63" text:outline-level="1">Fanciness: only if it's a HUGE victory</text:h>
      <text:p text:style-name="P11"><text:span text:style-name="T16">____________________________________________________________________________________</text:span><text:span text:style-name="T26">_____</text:span></text:p>
      <text:list xml:id="list1244336198549588970" text:style-name="L47">
        <text:list-item>
          <text:p text:style-name="P24">Victory DOES NOT equal cutting 3 lines down to 1 in 6 different places – it's things like eliminating 10 files</text:p>
        </text:list-item>
        <text:list-item>
          <text:p text:style-name="P34">Ask yourself all the time: is this worth the effort? (especially cleanup tasks) </text:p>
          <text:list>
            <text:list-item>
              <text:p text:style-name="P25">Not HYPOTHETICALLY worth the effort – ACTUALLY worth the effort as you're doing it</text:p>
            </text:list-item>
          </text:list>
        </text:list-item>
      </text:list>
      <text:p text:style-name="P6">____________________________________________________________________________________</text:p>
      <text:h text:style-name="P64" text:outline-level="1">Express components</text:h>
      <text:p text:style-name="P12"><text:span text:style-name="T16">____________________________________________________________________________________</text:span><text:span text:style-name="T26">_____</text:span></text:p>
      <text:p text:style-name="P12"/>
      <text:h text:style-name="Heading_20_2" text:outline-level="2"><text:span text:style-name="T61">'a</text:span>pp.<text:span text:style-name="T60">u</text:span>se<text:span text:style-name="T61">' calls to get middlewares</text:span></text:h>
      <text:list xml:id="list9010938945886350833" text:style-name="L54">
        <text:list-item>
          <text:p text:style-name="P51"><text:span text:style-name="T21">Only globally 'app.use' middlewares if they're global. Don't </text:span><text:span text:style-name="T32">a</text:span><text:span text:style-name="Source_20_Text"><text:span text:style-name="T40">pp.use</text:span></text:span><text:span text:style-name="Source_20_Text"><text:span text:style-name="T38"> </text:span></text:span><text:span text:style-name="Source_20_Text"><text:span text:style-name="T39">a middleware </text:span></text:span><text:span text:style-name="T17">for </text:span><text:span text:style-name="T19">the </text:span><text:span text:style-name="T21">whole </text:span><text:span text:style-name="T19">app </text:span><text:span text:style-name="T20">unless you</text:span><text:span text:style-name="T21">'</text:span><text:span text:style-name="T20">re</text:span><text:span text:style-name="T35"> </text:span><text:span text:style-name="T21">really</text:span><text:span text:style-name="T36"> </text:span><text:span text:style-name="T20">using it</text:span><text:span text:style-name="T35"> </text:span><text:span text:style-name="T20">all over</text:span><text:span text:style-name="T35"> </text:span><text:span text:style-name="T20">th</text:span><text:span text:style-name="T21">e</text:span><text:span text:style-name="T35"> </text:span><text:span text:style-name="T20">place</text:span></text:p>
        </text:list-item>
      </text:list>
      <text:list xml:id="list7243323629407063122" text:style-name="L56">
        <text:list-item>
          <text:p text:style-name="P52"><text:span text:style-name="T13">i.e. don't app.use a middleware for the whole app </text:span><text:span text:style-name="T8">if </text:span><text:span text:style-name="T14">you're </text:span><text:span text:style-name="T8">only </text:span><text:span text:style-name="T14">going to use it </text:span><text:soft-page-break/><text:span text:style-name="T14">for 2 routes </text:span><text:span text:style-name="T8">(</text:span><text:span text:style-name="T14">frequent offender here: </text:span><text:span text:style-name="Source_20_Text"><text:span text:style-name="T37">bodyParser</text:span></text:span><text:span text:style-name="T8">)</text:span></text:p>
        </text:list-item>
      </text:list>
      <text:list xml:id="list135007593247969" text:continue-list="list9010938945886350833" text:style-name="L54">
        <text:list-item>
          <text:p text:style-name="P50"/>
        </text:list-item>
      </text:list>
      <text:h text:style-name="P69" text:outline-level="2"><text:span text:style-name="T28">Order the Express components as follows:</text:span></text:h>
      <text:list xml:id="list2486547805308705513" text:style-name="L52">
        <text:list-item>
          <text:p text:style-name="P17"><text:span text:style-name="T18">application-wide middleware</text:span></text:p>
        </text:list-item>
        <text:list-item>
          <text:p text:style-name="P18"><text:span text:style-name="T17">routes &amp; various</text:span><text:span text:style-name="T34"> </text:span><text:span text:style-name="T17">assorted</text:span><text:span text:style-name="T34"> </text:span><text:span text:style-name="T17">route</text:span><text:span text:style-name="T34"> </text:span><text:span text:style-name="T17">middlewares</text:span><text:span text:style-name="T34"> </text:span><text:span text:style-name="T8">(i.e. route-specific middlewares)</text:span></text:p>
        </text:list-item>
        <text:list-item>
          <text:p text:style-name="P19"><text:span text:style-name="T22">DEAD LAST: </text:span><text:span text:style-name="T17">error handlers</text:span></text:p>
        </text:list-item>
      </text:list>
      <text:p text:style-name="P27"/>
      <text:p text:style-name="P7">____________________________________________________________________________________</text:p>
      <text:h text:style-name="P65" text:outline-level="1">Require path handling <text:span text:style-name="T63">&amp; modules</text:span></text:h>
      <text:p text:style-name="P13"><text:span text:style-name="T58">_________________________________________________________________________________________</text:span></text:p>
      <text:list xml:id="list6487261991878796038" text:style-name="L61">
        <text:list-item>
          <text:p text:style-name="P80">Put symlink to app rool in node_modules to get intra-app modules via require</text:p>
        </text:list-item>
      </text:list>
      <text:p text:style-name="P70"><text:tab/><text:tab/><text:tab/><text:tab/>cd node_modules &amp;&amp; ln -nsf ../app; <text:span text:style-name="T62">cd ..; git add -f node_modules/app</text:span></text:p>
      <text:list xml:id="list4644185510610856063" text:style-name="L57">
        <text:list-item>
          <text:p text:style-name="P53"><text:span text:style-name="T64">Now you can make require calls to app modules using paths relative to the app route, with the “app” prefix.: e.g.<text:tab/><text:tab/></text:span><text:span text:style-name="T3">require('app/someModule')</text:span></text:p>
          <text:list>
            <text:list-item>
              <text:list>
                <text:list-item>
                  <text:p text:style-name="P55"><text:span text:style-name="T65">...all intra-project modules henceforth operate like external npm modules</text:span></text:p>
                </text:list-item>
                <text:list-item>
                  <text:p text:style-name="P54"><text:span text:style-name="T66">(Note: the script also adds the symlink to git)</text:span></text:p>
                </text:list-item>
                <text:list-item>
                  <text:p text:style-name="P40">npm postinstall <text:span text:style-name="T49"><text:s/>when a person does git pull for the first time (if you did this)</text:span></text:p>
                </text:list-item>
              </text:list>
            </text:list-item>
          </text:list>
        </text:list-item>
      </text:list>
      <text:list xml:id="list135008783201256" text:continue-list="list6487261991878796038" text:style-name="L61">
        <text:list-item>
          <text:p text:style-name="P35">Do not check your node_modules folder into Git. <text:span text:style-name="T47">.</text:span><text:span text:style-name="T48">gitignore should include node_modules</text:span></text:p>
        </text:list-item>
      </text:list>
      <text:p text:style-name="P28"/>
      <text:p text:style-name="P8">____________________________________________________________________________________</text:p>
      <text:h text:style-name="P66" text:outline-level="1">Configuration</text:h>
      <text:p text:style-name="P14"><text:span text:style-name="T58">_________________________________________________________________________________________</text:span></text:p>
      <text:list xml:id="list135008299949004" text:continue-list="list135008783201256" text:style-name="L61">
        <text:list-item text:start-value="1">
          <text:p text:style-name="P81"><text:span text:style-name="T67">NODE_ENV should only be looked at within app/config.js, and </text:span><text:span text:style-name="T54">nowhere else.</text:span></text:p>
        </text:list-item>
        <text:list-item>
          <text:p text:style-name="P56"><text:span text:style-name="T30">Everything </text:span><text:span text:style-name="T7">configurable (beyond config.js) should take an explicit option as a class cons</text:span><text:span text:style-name="T29">t</text:span><text:span text:style-name="T7">ructor argument or module </text:span><text:span text:style-name="T29">confi</text:span><text:span text:style-name="T7">g </text:span><text:span text:style-name="T29">param</text:span><text:span text:style-name="T7">eter. </text:span></text:p>
        </text:list-item>
      </text:list>
      <text:list xml:id="list2769839818343341580" text:style-name="L64">
        <text:list-item>
          <text:p text:style-name="P57"><text:span text:style-name="T15">Checking NODE_ENV is a big no-no for such things</text:span><text:span text:style-name="T8"> .</text:span></text:p>
        </text:list-item>
      </text:list>
      <text:list xml:id="list135007876161279" text:continue-list="list135008299949004" text:style-name="L61">
        <text:list-item>
          <text:p text:style-name="P36"><text:span text:style-name="T6">Don't use </text:span><text:span text:style-name="T5">app.configure</text:span><text:span text:style-name="T23"> </text:span><text:span text:style-name="T25">[it's deprecated anyway]</text:span></text:p>
        </text:list-item>
        <text:list-item>
          <text:p text:style-name="P37"><text:span text:style-name="T23">Don't use express.createServer() [deprecated]</text:span></text:p>
        </text:list-item>
      </text:list>
      <text:p text:style-name="P20"><text:span text:style-name="T1">____________________________________________________________________________________</text:span></text:p>
      <text:h text:style-name="P67" text:outline-level="1">Within-module code organization</text:h>
      <text:p text:style-name="P15"><text:span text:style-name="T58">_________________________________________________________________________________________</text:span></text:p>
      <text:h text:style-name="Heading_20_2" text:outline-level="2"><text:span text:style-name="T54">O</text:span><text:span text:style-name="T51">rder </text:span><text:span text:style-name="T55">of code</text:span><text:span text:style-name="T51">:</text:span></text:h>
      <text:list xml:id="list3290766895991753333" text:style-name="L68">
        <text:list-item>
          <text:p text:style-name="P38">CommonJS require calls to state dependencies</text:p>
        </text:list-item>
        <text:list-item>
          <text:p text:style-name="P38">main code block. <text:span text:style-name="T47">No references to exports, module, or require</text:span></text:p>
        </text:list-item>
        <text:list-item>
          <text:p text:style-name="P38"><text:span text:style-name="T51">Closing CommonJS block – to set up module.exports</text:span></text:p>
        </text:list-item>
      </text:list>
      <text:p text:style-name="P39"><text:soft-page-break/></text:p>
      <text:p text:style-name="P9">____________________________________________________________________________________</text:p>
      <text:h text:style-name="P68" text:outline-level="1">Tests – <text:span text:style-name="T68">store beside the code</text:span></text:h>
      <text:p text:style-name="P16"><text:span text:style-name="T58">_________________________________________________________________________________________</text:span></text:p>
      <text:list xml:id="list135008341126633" text:continue-list="list135007876161279" text:style-name="L61">
        <text:list-item text:start-value="1">
          <text:p text:style-name="P83"><text:span text:style-name="T53">In the same directory as their corresponding code, with a special extension. </text:span><text:span text:style-name="T52">e.g.</text:span></text:p>
        </text:list-item>
      </text:list>
      <text:list xml:id="list2138310983179078016" text:style-name="L69">
        <text:list-item>
          <text:p text:style-name="P71"><text:span text:style-name="T47">foo.js</text:span><text:span text:style-name="T51"> <text:tab/> <text:s text:c="2"/>...&amp; in the same dir... <text:s text:c="5"/></text:span><text:span text:style-name="T47">foo.ntest.js</text:span><text:span text:style-name="T51"> [node tests] <text:s text:c="6"/>...&amp;... <text:s text:c="5"/></text:span><text:span text:style-name="T47">foo.btest.js</text:span><text:span text:style-name="T51"> [browser tests]</text:span></text:p>
        </text:list-item>
      </text:list>
      <text:p text:style-name="P72"><text:span text:style-name="T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nsolas1" svg:font-family="Consolas, Menlo, Monaco, 'Lucida Console', 'Liberation Mono', 'DejaVu Sans Mono', 'Bitstream Vera Sans Mono', 'Courier New', monospace, sans-serif"/>
    <style:font-face style:name="Helvetica Neue1" svg:font-family="'Helvetica Neue', Helvetica, Arial, sans-serif"/>
    <style:font-face style:name="Helvetica Neue" svg:font-family="'Helvetica Neue', Helvetica, 'Segoe UI', Arial, freesans, sans-serif"/>
    <style:font-face style:name="Lucida Grande" svg:font-family="'Lucida Grande', sans-serif"/>
    <style:font-face style:name="Monaco" svg:font-family="Monaco, Consolas, 'Lucida Console', monospace"/>
    <style:font-face style:name="source-sans-pro" svg:font-family="source-sans-pro, sans-serif"/>
    <style:font-face style:name="FreeSans1" svg:font-family="FreeSans" style:font-family-generic="swiss"/>
    <style:font-face style:name="Noto Sans" svg:font-family="'Noto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20%" style:page-number="auto" fo:background-color="transparent">
        <style:background-image/>
      </style:paragraph-properties>
      <style:text-properties fo:font-size="12pt" officeooo:rsid="00d46893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9cm" fo:margin-right="0cm" fo:margin-top="0.247cm" fo:margin-bottom="0.212cm" style:contextual-spacing="false" fo:text-indent="-0.76cm" style:auto-text-indent="false" fo:background-color="#ffffff">
        <style:tab-stops/>
        <style:background-image/>
      </style:paragraph-properties>
      <style:text-properties fo:color="#000000" fo:font-size="12pt" fo:font-style="italic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Heading" style:family="paragraph" style:parent-style-name="Standard" style:class="text">
      <style:paragraph-properties fo:margin-left="0.199cm" fo:margin-right="0cm" fo:text-indent="0cm" style:auto-text-indent="false"/>
    </style:style>
    <style:style style:name="INCOMPLETE" style:family="paragraph" style:parent-style-name="Text_20_body" style:class="text">
      <style:paragraph-properties fo:text-align="center" style:justify-single-word="false" fo:background-color="#ffff66">
        <style:background-image/>
      </style:paragraph-properties>
      <style:text-properties fo:font-weight="bold" officeooo:rsid="00c51cd2" style:font-weight-asian="bold" style:font-weight-complex="bold"/>
    </style:style>
    <style:style style:name="Code" style:family="paragraph" style:parent-style-name="Text_20_body" style:master-page-name="">
      <style:paragraph-properties fo:margin-left="0.3cm" fo:margin-right="0cm" fo:margin-top="0cm" fo:margin-bottom="0cm" style:contextual-spacing="false" fo:line-height="110%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1pt" fo:font-weight="bold" officeooo:rsid="00a45270" style:font-size-asian="11pt" style:font-weight-asian="bold" style:font-size-complex="11pt" style:font-weight-complex="600"/>
    </style:style>
    <style:style style:name="Numbering-lvl1" style:family="paragraph" style:parent-style-name="Text_20_body">
      <style:paragraph-properties fo:margin-left="0.499cm" fo:margin-right="0cm" fo:margin-top="0cm" fo:margin-bottom="0cm" style:contextual-spacing="false" fo:line-height="120%" fo:text-indent="-0.199cm" style:auto-text-indent="false" fo:background-color="transparent">
        <style:tab-stops>
          <style:tab-stop style:position="0.318cm"/>
        </style:tab-stops>
        <style:background-image/>
      </style:paragraph-properties>
      <style:text-properties fo:font-size="13pt" fo:font-weight="bold" officeooo:rsid="00d46893" style:font-size-asian="13pt" style:font-weight-asian="bold" style:font-size-complex="13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799cm" fo:margin-right="1.9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faulkner </meta:initial-creator>
    <meta:creation-date>2015-07-16T00:05:23.935314498</meta:creation-date>
    <dc:date>2015-08-20T13:50:07.489870366</dc:date>
    <dc:creator>andfaulkner </dc:creator>
    <meta:editing-duration>P5DT12H54M43S</meta:editing-duration>
    <meta:editing-cycles>235</meta:editing-cycles>
    <meta:generator>LibreOffice/4.2.8.2$Linux_X86_64 LibreOffice_project/420m0$Build-2</meta:generator>
    <meta:document-statistic meta:table-count="0" meta:image-count="0" meta:object-count="0" meta:page-count="4" meta:paragraph-count="89" meta:word-count="671" meta:character-count="5797" meta:non-whitespace-character-count="5182"/>
  </office:meta>
</office:document-meta>
</file>